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e906" officeooo:paragraph-rsid="000ce906"/>
    </style:style>
    <style:style style:name="P2" style:family="paragraph" style:parent-style-name="Standard">
      <style:paragraph-properties fo:text-align="center" style:justify-single-word="false"/>
      <style:text-properties officeooo:rsid="000ce906" officeooo:paragraph-rsid="000ce906"/>
    </style:style>
    <style:style style:name="P3" style:family="paragraph" style:parent-style-name="Standard">
      <style:text-properties officeooo:rsid="000d8be3" officeooo:paragraph-rsid="000d8be3"/>
    </style:style>
    <style:style style:name="P4" style:family="paragraph" style:parent-style-name="Standard">
      <style:text-properties officeooo:rsid="000d8be3" officeooo:paragraph-rsid="000fbb9f"/>
    </style:style>
    <style:style style:name="P5" style:family="paragraph" style:parent-style-name="Standard">
      <style:text-properties officeooo:rsid="000d8be3" officeooo:paragraph-rsid="0010de94"/>
    </style:style>
    <style:style style:name="P6" style:family="paragraph" style:parent-style-name="Standard">
      <style:text-properties officeooo:rsid="000d8be3" officeooo:paragraph-rsid="001200f7"/>
    </style:style>
    <style:style style:name="P7" style:family="paragraph" style:parent-style-name="Standard">
      <style:text-properties officeooo:rsid="000d8be3" officeooo:paragraph-rsid="0013d36e"/>
    </style:style>
    <style:style style:name="P8" style:family="paragraph" style:parent-style-name="Standard">
      <style:text-properties officeooo:rsid="000d8be3" officeooo:paragraph-rsid="00144a2f"/>
    </style:style>
    <style:style style:name="P9" style:family="paragraph" style:parent-style-name="Standard">
      <style:text-properties officeooo:rsid="000f7180" officeooo:paragraph-rsid="000f7180"/>
    </style:style>
    <style:style style:name="P10" style:family="paragraph" style:parent-style-name="Standard">
      <style:text-properties officeooo:rsid="00144a2f" officeooo:paragraph-rsid="00144a2f"/>
    </style:style>
    <style:style style:name="T1" style:family="text">
      <style:text-properties officeooo:rsid="000d8be3"/>
    </style:style>
    <style:style style:name="T2" style:family="text">
      <style:text-properties officeooo:rsid="000e3f91"/>
    </style:style>
    <style:style style:name="T3" style:family="text">
      <style:text-properties officeooo:rsid="000f7180"/>
    </style:style>
    <style:style style:name="T4" style:family="text">
      <style:text-properties officeooo:rsid="000fbb9f"/>
    </style:style>
    <style:style style:name="T5" style:family="text">
      <style:text-properties officeooo:rsid="0010de94"/>
    </style:style>
    <style:style style:name="T6" style:family="text">
      <style:text-properties style:text-position="sub 58%" officeooo:rsid="0010de94"/>
    </style:style>
    <style:style style:name="T7" style:family="text">
      <style:text-properties style:text-position="sub 58%" officeooo:rsid="000fbb9f"/>
    </style:style>
    <style:style style:name="T8" style:family="text">
      <style:text-properties officeooo:rsid="00110e72"/>
    </style:style>
    <style:style style:name="T9" style:family="text">
      <style:text-properties officeooo:rsid="00172be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kolem and Herbrand <text:span text:style-name="T9">Normal Form</text:span></text:p>
      <text:p text:style-name="P2">by Sven Nilsen, 2018</text:p>
      <text:p text:style-name="P1"/>
      <text:p text:style-name="P1">A sentence in first-order logic can be transformed to Skolem normal form through a process called “skolemization”. The Skolem normal form is satisfiable if and only if the sentence is satisfiable:</text:p>
      <text:p text:style-name="P1"/>
      <text:p text:style-name="P1"><text:tab/>∀ y, <text:span text:style-name="T1">x</text:span> { <text:s/>p(x, y) → p(<text:span text:style-name="T1">s</text:span>(y), y) }</text:p>
      <text:p text:style-name="P1"/>
      <text:p text:style-name="P1">Which implies:</text:p>
      <text:p text:style-name="P1"/>
      <text:p text:style-name="P1"><text:tab/>∀ y { ∃ x { p(x, y) } = p(<text:span text:style-name="T1">s</text:span>(y), y) }</text:p>
      <text:p text:style-name="P1"/>
      <text:p text:style-name="P9">The trick is that if `x` exists such that `p` returns `true` when second argument is `y`, then one can produce an example of `x`. However, if there exists no `x` such that `p` treturns `true` when second argument is `y`, then it does not matter which `x` one uses.</text:p>
      <text:p text:style-name="P1"/>
      <text:p text:style-name="P1">Similarly, a sentence in first-order logic can be transformed to Herbrand normal form through a processed called “herbrandization”. The Herbrand normal form is satisfiable if and only if the sentence is satisfiable:</text:p>
      <text:p text:style-name="P1"/>
      <text:p text:style-name="P1"><text:tab/>∀ <text:span text:style-name="T1">y, x { ¬p(x, y) → ¬p(h(y), y) }</text:span></text:p>
      <text:p text:style-name="P1"/>
      <text:p text:style-name="P3">Which implies:</text:p>
      <text:p text:style-name="P3"/>
      <text:p text:style-name="P3"><text:tab/>∀ y { ∀ x { p(x, y) } = p(h(y), y) }</text:p>
      <text:p text:style-name="P3"/>
      <text:p text:style-name="P9">The trick is that if `p` returns `true` for all `x` when second argument is `y`, then it is not possible to produce a counter-example of `x`, so it does not matter which `x` one uses. However, if `p` returns `false` for some `x` when second argument is `y`, then one can produce a counter-example of `x`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3:04:48.311669000</meta:creation-date>
    <dc:date>2018-11-15T20:48:10.738689000</dc:date>
    <meta:editing-duration>PT6M</meta:editing-duration>
    <meta:editing-cycles>1</meta:editing-cycles>
    <meta:document-statistic meta:table-count="0" meta:image-count="0" meta:object-count="0" meta:page-count="1" meta:paragraph-count="12" meta:word-count="229" meta:character-count="1199" meta:non-whitespace-character-count="977"/>
    <meta:generator>LibreOffice/5.1.2.2$MacOSX_X86_64 LibreOffice_project/d3bf12ecb743fc0d20e0be0c58ca359301eb705f</meta:generator>
  </office:meta>
</office:document-meta>
</file>